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Hindi Numbers from 1 to 100: <text:line-break/>1 : एक ek <text:line-break/>2 : दो do <text:line-break/>3 : तीन teen <text:line-break/>4 : चार cāra <text:line-break/>5 : पांच pāṃca<text:line-break/>6 : छः chaḥ <text:line-break/>7 : सात sāta <text:line-break/>8 : आठ āṭha <text:line-break/>9 : नौ nau <text:line-break/>10 : दस dasa <text:line-break/>11 : ग्यारह gyāraha <text:line-break/>12 : बारह bāraha <text:line-break/>13 : तेरह tēraha <text:line-break/>14 : चौदह caudaha <text:line-break/>15 : पंद्रह paṃdraha <text:line-break/>16 : सोलह solaha <text:line-break/>17 : सत्रह satraha <text:line-break/>18 : अट्ठारह aṭṭhāraha <text:line-break/>19 : उन्निस unnisa <text:line-break/>20 : बीस bīsa <text:line-break/>21 : इक्कीस ikkīsa <text:line-break/>22 : बाईस bāīsa <text:line-break/>23 : तेईस tēīsa <text:line-break/>24 : चौबीस chaubīsa <text:line-break/>25 : पच्चीस paccīsa <text:line-break/>26 : छब्बीस chabbīsa <text:line-break/>27 : सत्ताईस sattāīsa <text:line-break/>28 : अट्ठाईस aṭṭhāīsa <text:line-break/>29 : उनतीस unatīsa <text:line-break/>30 : तीस tīsa <text:line-break/>31 : इकतीस ikatīsa <text:line-break/>32 : बत्तीस battīsa <text:line-break/>33 : तैंतीस taiṃtīsa <text:line-break/><text:soft-page-break/>34 : चौंतीस cauṃtīsa <text:line-break/>35 : पैंतीस paiṃtīsa <text:line-break/>36 : छ्त्तीस chattīsa <text:line-break/>37 : सैंतीस saiṃtīsa <text:line-break/>38 : अड़तीस aṛatīsa <text:line-break/>39 : उनतालीस unatālīsa <text:line-break/>40 : चालीस cālīsa <text:line-break/>41 : इकतालीस ikatālīsa <text:line-break/>42 : बयालीस bayālīsa <text:line-break/>43 : तैंतालीस taiṃtālīsa <text:line-break/>44 : चौंतालीस cauṃtālīsa <text:line-break/>45 : पैंतालीस paiṃtālīsa <text:line-break/>46 : छियालीस chiyālīsa <text:line-break/>47 : सैंतालीस saiṃtālīsa <text:line-break/>48 : अड़तालीस aṛatālīsa <text:line-break/>49 : उनचास unacāsa <text:line-break/>50 : पचास pacāsa <text:line-break/>51 : इक्याबन ikyābana <text:line-break/>52 : बावन bāvana <text:line-break/>53 : तिरेपन tirēpana <text:line-break/>54 : चौबन caubana <text:line-break/>55 : पचपन pacapana <text:line-break/>56 : छप्पन chappana <text:line-break/>57 : सत्तावन sattāvana <text:line-break/>58 : अट्ठावन aṭṭhāvana <text:line-break/>59 : उनसठ unasaṭha <text:line-break/>60 : साठ sāṭha <text:line-break/>61 : इकसठ ikasaṭha <text:line-break/>62 : बासठ bāsaṭha <text:line-break/>63 : तिरसठ tirasaṭha <text:line-break/>64 : चौंसठ cauṃsaṭha <text:line-break/>65 : पैंसठ paiṃsaṭha <text:line-break/>66 : छियासठ chiyāsaṭha <text:line-break/>67 : सड़सठ saṛasaṭha <text:line-break/><text:soft-page-break/>68 : अड़सठ aṛasaṭha <text:line-break/>69 : उनहत्तर unahattara <text:line-break/>70 : सत्तर sattara <text:line-break/>71 : इकहत्तर ikahattara <text:line-break/>72 : बहत्तर bahattara <text:line-break/>73 : तिहत्तर tihattara <text:line-break/>74 : चौहत्तर cauhattara <text:line-break/>75 : पचहत्तर pacahattara <text:line-break/>76 : छिहत्तर chihattara <text:line-break/>77 : सतहत्तर satahattara <text:line-break/>78 : अठहत्तर aṭhahattara <text:line-break/>79 : उनासी unāsī <text:line-break/>80 : अस्सी assī <text:line-break/>81 : इक्यासी ikyāsī <text:line-break/>82 : बयासी bayāsī <text:line-break/>83 : तिरासी tirāsī <text:line-break/>84 : चौरासी caurāsī <text:line-break/>85 : पचासी pacāsī <text:line-break/>86 : छियासी chiyāsī <text:line-break/>87 : सतासी satāsī <text:line-break/>88 : अठासी aṭhāsī <text:line-break/>89 : नवासी navāsī <text:line-break/>90 : नब्बे nabbē <text:line-break/>91 : इक्यानबे ikyānabē <text:line-break/>92 : बानवे <text:s/>bānavē <text:line-break/>93 : तिरानवे tirānavē <text:line-break/>94 : चौरानवे caurānavē <text:line-break/>95 : पचानवे pacānavē <text:line-break/>96 : छियानवे chiyānavē <text:line-break/>97 : सत्तानवे sattānavē <text:line-break/>98 : अट्ठानवे aṭṭhānavē <text:line-break/>99 : निन्यानवे ninyānavē <text:line-break/>100 : ए सौ ēka sa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Vishwanath</meta:initial-creator>
    <meta:creation-date>2016-07-23T06:47:56</meta:creation-date>
    <dc:date>2016-07-23T07:27:39</dc:date>
    <dc:creator>G Vishwanath</dc:creator>
    <meta:editing-duration>PT33M5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1" meta:word-count="409" meta:character-count="1885" meta:non-whitespace-character-count="1376"/>
  </office:meta>
</office:document-meta>
</file>